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15788*"/>
    </style:style>
    <style:style style:name="Tabela1.B" style:family="table-column">
      <style:table-column-properties style:column-width="3.808cm" style:rel-column-width="9709*"/>
    </style:style>
    <style:style style:name="Tabela1.C" style:family="table-column">
      <style:table-column-properties style:column-width="7.557cm" style:rel-column-width="19270*"/>
    </style:style>
    <style:style style:name="Tabela1.D" style:family="table-column">
      <style:table-column-properties style:column-width="8.144cm" style:rel-column-width="20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2cm" style:rel-column-width="3641*"/>
    </style:style>
    <style:style style:name="Tabela2.B" style:family="table-column">
      <style:table-column-properties style:column-width="6.424cm" style:rel-column-width="3642*"/>
    </style:style>
    <style:style style:name="Tabela2.C" style:family="table-column">
      <style:table-column-properties style:column-width="2.219cm" style:rel-column-width="1258*"/>
    </style:style>
    <style:style style:name="Tabela2.D" style:family="table-column">
      <style:table-column-properties style:column-width="1.722cm" style:rel-column-width="976*"/>
    </style:style>
    <style:style style:name="Tabela2.E" style:family="table-column">
      <style:table-column-properties style:column-width="8.913cm" style:rel-column-width="50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f1197" officeooo:paragraph-rsid="001f1197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7ed5" officeooo:paragraph-rsid="00217ed5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7ed5" officeooo:paragraph-rsid="002f7535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9d5db" officeooo:paragraph-rsid="0029d5db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c3672" officeooo:paragraph-rsid="002c3672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c3672" officeooo:paragraph-rsid="002ce3e1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34aeda" officeooo:paragraph-rsid="0034aeda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12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13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14" style:family="paragraph" style:parent-style-name="Table_20_Contents">
      <style:paragraph-properties fo:text-align="start" style:justify-single-word="false"/>
      <style:text-properties officeooo:rsid="002643a8" officeooo:paragraph-rsid="002f7535"/>
    </style:style>
    <style:style style:name="P15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16" style:family="paragraph" style:parent-style-name="Standard">
      <style:paragraph-properties fo:text-align="center" style:justify-single-word="false"/>
      <style:text-properties officeooo:paragraph-rsid="001f1197"/>
    </style:style>
    <style:style style:name="P17" style:family="paragraph" style:parent-style-name="Standard">
      <style:paragraph-properties fo:text-align="start" style:justify-single-word="false"/>
      <style:text-properties officeooo:paragraph-rsid="0022cebd"/>
    </style:style>
    <style:style style:name="P18" style:family="paragraph" style:parent-style-name="Standard">
      <style:paragraph-properties fo:text-align="start" style:justify-single-word="false"/>
      <style:text-properties officeooo:paragraph-rsid="00266f96"/>
    </style:style>
    <style:style style:name="P19" style:family="paragraph" style:parent-style-name="Standard">
      <style:paragraph-properties fo:text-align="start" style:justify-single-word="false"/>
      <style:text-properties officeooo:paragraph-rsid="00343667"/>
    </style:style>
    <style:style style:name="P20" style:family="paragraph" style:parent-style-name="Standard">
      <style:paragraph-properties fo:text-align="center" style:justify-single-word="false"/>
      <style:text-properties style:font-name="Arial" officeooo:rsid="0029d5db" officeooo:paragraph-rsid="0029d5db"/>
    </style:style>
    <style:style style:name="P21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P22" style:family="paragraph" style:parent-style-name="Standard">
      <style:text-properties officeooo:rsid="00351db4" officeooo:paragraph-rsid="00351db4"/>
    </style:style>
    <style:style style:name="P23" style:family="paragraph" style:parent-style-name="Table_20_Contents">
      <style:paragraph-properties fo:text-align="start" style:justify-single-word="false"/>
      <style:text-properties officeooo:rsid="00351db4" officeooo:paragraph-rsid="00351db4"/>
    </style:style>
    <style:style style:name="P24" style:family="paragraph" style:parent-style-name="Table_20_Contents">
      <style:paragraph-properties fo:text-align="start" style:justify-single-word="false"/>
      <style:text-properties officeooo:rsid="0036e714" officeooo:paragraph-rsid="0036e714"/>
    </style:style>
    <style:style style:name="P25" style:family="paragraph" style:parent-style-name="Table_20_Contents">
      <style:paragraph-properties fo:text-align="start" style:justify-single-word="false"/>
      <style:text-properties officeooo:rsid="0038d722" officeooo:paragraph-rsid="0038d722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399d30" officeooo:paragraph-rsid="00399d30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2c3672" officeooo:paragraph-rsid="002c3672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2c3672" officeooo:paragraph-rsid="002ce3e1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3d66ff" officeooo:paragraph-rsid="003d66ff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3d66ff" officeooo:paragraph-rsid="003d66f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officeooo:rsid="00399d30" officeooo:paragraph-rsid="003e1102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officeooo:rsid="00217ed5" officeooo:paragraph-rsid="003e1102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3e1102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font-size="18pt" officeooo:rsid="001cc364" style:font-size-asian="18pt" style:font-size-complex="18pt"/>
    </style:style>
    <style:style style:name="T6" style:family="text">
      <style:text-properties style:font-name="Arial" fo:font-size="18pt" officeooo:rsid="001f1197" style:font-size-asian="18pt" style:font-size-complex="18pt"/>
    </style:style>
    <style:style style:name="T7" style:family="text">
      <style:text-properties style:font-name="Arial" fo:font-size="18pt" officeooo:rsid="001d070a" style:font-size-asian="18pt" style:font-size-complex="18pt"/>
    </style:style>
    <style:style style:name="T8" style:family="text">
      <style:text-properties style:font-name="Arial" fo:font-size="14pt" officeooo:rsid="00266f96" style:font-size-asian="14pt" style:font-size-complex="14pt"/>
    </style:style>
    <style:style style:name="T9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10" style:family="text">
      <style:text-properties style:font-name="Arial" fo:font-size="16pt" officeooo:rsid="0022cebd" style:font-size-asian="16pt" style:font-size-complex="16pt"/>
    </style:style>
    <style:style style:name="T11" style:family="text">
      <style:text-properties style:font-name="Arial" officeooo:rsid="002f7535"/>
    </style:style>
    <style:style style:name="T12" style:family="text">
      <style:text-properties style:font-name="Arial" fo:font-size="12pt" fo:font-weight="normal" officeooo:rsid="00343667" style:font-size-asian="12pt" style:font-weight-asian="normal" style:font-size-complex="12pt" style:font-weight-complex="normal"/>
    </style:style>
    <style:style style:name="T13" style:family="text">
      <style:text-properties officeooo:rsid="002ce3e1"/>
    </style:style>
    <style:style style:name="T14" style:family="text">
      <style:text-properties officeooo:rsid="002f7535"/>
    </style:style>
    <style:style style:name="T15" style:family="text">
      <style:text-properties officeooo:rsid="00264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span text:style-name="T4"/></text:span></text:p>
      <text:p text:style-name="P16"><text:span text:style-name="Strong_20_Emphasis"><text:span text:style-name="T4">Plano </text:span></text:span><text:span text:style-name="Strong_20_Emphasis"><text:span text:style-name="T5">Geral </text:span></text:span><text:span text:style-name="Strong_20_Emphasis"><text:span text:style-name="T6">de Configuração</text:span></text:span><text:span text:style-name="Strong_20_Emphasis"><text:span text:style-name="T4"> </text:span></text:span><text:span text:style-name="Strong_20_Emphasis"><text:span text:style-name="T7">(P</text:span></text:span><text:span text:style-name="Strong_20_Emphasis"><text:span text:style-name="T6">GC</text:span></text:span><text:span text:style-name="Strong_20_Emphasis"><text:span text:style-name="T7">)</text:span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7"><text:span text:style-name="Strong_20_Emphasis"><text:span text:style-name="T10">1. Itens de Configuração</text:span></text:span></text:p>
      <text:p text:style-name="P17"><text:span text:style-name="Strong_20_Emphasis"><text:span text:style-name="T10"/></text:span></text:p>
      <text:p text:style-name="P19"><text:span text:style-name="Strong_20_Emphasis"><text:span text:style-name="T12">A nomenclatura de cada documento consiste em um prefixo(PR) referente a identificação do projeto a qual aquele documento pertence seguida por um traço(-) e a sigla referente ao documento.</text:span></text:span></text:p>
      <text:p text:style-name="P16"><text:span text:style-name="Strong_20_Emphasis"><text:span text:style-name="T7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1">Ite<text:span text:style-name="T1">m</text:span> de Configuração</text:p>
          </table:table-cell>
          <table:table-cell table:style-name="Tabela1.A1" table:number-rows-spanned="2" office:value-type="string">
            <text:p text:style-name="P1">Nomenclatura</text:p>
          </table:table-cell>
          <table:table-cell table:style-name="Tabela1.C1" table:number-columns-spanned="2" office:value-type="string">
            <text:p text:style-name="P1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6">Leitura</text:p>
          </table:table-cell>
          <table:table-cell table:style-name="Tabela1.D2" office:value-type="string">
            <text:p text:style-name="P20">Edição</text:p>
          </table:table-cell>
        </table:table-row>
        <table:table-row>
          <table:table-cell table:style-name="Tabela1.C2" office:value-type="string">
            <text:p text:style-name="P3"><text:span text:style-name="T2">Processo</text:span> <text:span text:style-name="T1">de Gerência de Projeto</text:span></text:p>
          </table:table-cell>
          <table:table-cell table:style-name="Tabela1.C2" office:value-type="string">
            <text:p text:style-name="P3"><text:span text:style-name="T2">GPR-Processo</text:span> </text:p>
          </table:table-cell>
          <table:table-cell table:style-name="Tabela1.C2" office:value-type="string">
            <text:p text:style-name="P8">Toda a equipe do projeto</text:p>
          </table:table-cell>
          <table:table-cell table:style-name="Tabela1.D2" office:value-type="string">
            <text:p text:style-name="P8">Gerente d<text:span text:style-name="T13">e</text:span> Projeto</text:p>
          </table:table-cell>
        </table:table-row>
        <table:table-row>
          <table:table-cell table:style-name="Tabela1.C2" office:value-type="string">
            <text:p text:style-name="P4">Checklist de Monitoramento</text:p>
          </table:table-cell>
          <table:table-cell table:style-name="Tabela1.C2" office:value-type="string">
            <text:p text:style-name="P4"><text:span text:style-name="T14">PR-</text:span>CDM</text:p>
          </table:table-cell>
          <table:table-cell table:style-name="Tabela1.C2" office:value-type="string">
            <text:p text:style-name="P8">Toda a equipe do projeto</text:p>
          </table:table-cell>
          <table:table-cell table:style-name="Tabela1.D2" office:value-type="string">
            <text:p text:style-name="P8">Gerente d<text:span text:style-name="T13">e</text:span> Projeto/<text:span text:style-name="T13">Ou responsável pela atividade de “Monitorar”</text:span></text:p>
          </table:table-cell>
        </table:table-row>
        <table:table-row>
          <table:table-cell table:style-name="Tabela1.C2" office:value-type="string">
            <text:p text:style-name="P4">Cronograma do Projeto</text:p>
          </table:table-cell>
          <table:table-cell table:style-name="Tabela1.C2" office:value-type="string">
            <text:p text:style-name="P5"><text:span text:style-name="T14">PR-</text:span>CDP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8">Gerente d<text:span text:style-name="T13">e</text:span> Projeto</text:p>
          </table:table-cell>
        </table:table-row>
        <table:table-row>
          <table:table-cell table:style-name="Tabela1.C2" office:value-type="string">
            <text:p text:style-name="P4">Documento de Riscos do Projeto</text:p>
          </table:table-cell>
          <table:table-cell table:style-name="Tabela1.C2" office:value-type="string">
            <text:p text:style-name="P5"><text:span text:style-name="T14">PR-</text:span>DRP</text:p>
          </table:table-cell>
          <table:table-cell table:style-name="Tabela1.C2" office:value-type="string">
            <text:p text:style-name="P7">Todos os Gerentes envolvidos no projeto</text:p>
          </table:table-cell>
          <table:table-cell table:style-name="Tabela1.D2" office:value-type="string">
            <text:p text:style-name="P8">Gerente d<text:span text:style-name="T13">e</text:span> Projeto</text:p>
          </table:table-cell>
        </table:table-row>
        <table:table-row>
          <table:table-cell table:style-name="Tabela1.C2" office:value-type="string">
            <text:p text:style-name="P4">Plano Geral do Projeto</text:p>
          </table:table-cell>
          <table:table-cell table:style-name="Tabela1.C2" office:value-type="string">
            <text:p text:style-name="P5"><text:span text:style-name="T14">PR-</text:span>PGP</text:p>
          </table:table-cell>
          <table:table-cell table:style-name="Tabela1.C2" office:value-type="string">
            <text:p text:style-name="P9">Toda a equipe do projeto</text:p>
          </table:table-cell>
          <table:table-cell table:style-name="Tabela1.D2" office:value-type="string">
            <text:p text:style-name="P8">Gerente d<text:span text:style-name="T13">e</text:span> Projeto</text:p>
          </table:table-cell>
        </table:table-row>
        <table:table-row>
          <table:table-cell table:style-name="Tabela1.C2" office:value-type="string">
            <text:p text:style-name="P4">Relatório de Conclusão de Projeto</text:p>
          </table:table-cell>
          <table:table-cell table:style-name="Tabela1.C2" office:value-type="string">
            <text:p text:style-name="P5"><text:span text:style-name="T14">PR-</text:span>RCP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8">Gerente d<text:span text:style-name="T13">e</text:span> Projeto</text:p>
          </table:table-cell>
        </table:table-row>
        <table:table-row>
          <table:table-cell table:style-name="Tabela1.C2" office:value-type="string">
            <text:p text:style-name="P30"><text:span text:style-name="T2">Processo</text:span> <text:span text:style-name="T1">de G</text:span>arantia da Qualidade</text:p>
          </table:table-cell>
          <table:table-cell table:style-name="Tabela1.C2" office:value-type="string">
            <text:p text:style-name="P29">GQA-Processo</text:p>
          </table:table-cell>
          <table:table-cell table:style-name="Tabela1.C2" office:value-type="string">
            <text:p text:style-name="P7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C2" office:value-type="string">
            <text:p text:style-name="P26">Parecer Sobre Avaliação Dos Artefatos</text:p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31"><text:span text:style-name="T2">Processo</text:span> <text:span text:style-name="T1">de Gerência de Requisitos</text:span></text:p>
          </table:table-cell>
          <table:table-cell table:style-name="Tabela1.C2" office:value-type="string">
            <text:p text:style-name="P32"><text:span text:style-name="T2">G</text:span><text:span text:style-name="T3">RE</text:span><text:span text:style-name="T2">-Processo</text:span> </text:p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ext:soft-page-break/>
        <table:table-row>
          <table:table-cell table:style-name="Tabela1.C2" office:value-type="string">
            <text:p text:style-name="P26">Aprovação dos Requisitos</text:p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26">Caso de Uso</text:p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26">Impacto de Mudanças</text:p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26">Matriz de Rastreabilidade</text:p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7"><text:span text:style-name="Strong_20_Emphasis"><text:span text:style-name="T10">2. Estrutura de Repositório</text:span></text:span></text:p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11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21">Conteúdo</text:p>
          </table:table-cell>
        </table:table-row>
        <table:table-row>
          <table:table-cell table:style-name="Tabela2.A2" table:number-rows-spanned="17" office:value-type="string">
            <text:p text:style-name="P12">Raiz</text:p>
          </table:table-cell>
          <table:table-cell table:style-name="Tabela2.A2" table:number-rows-spanned="16" office:value-type="string">
            <text:p text:style-name="P12">Processo</text:p>
          </table:table-cell>
          <table:table-cell table:style-name="Tabela2.A2" table:number-rows-spanned="3" table:number-columns-spanned="2" office:value-type="string">
            <text:p text:style-name="P12">Definição</text:p>
          </table:table-cell>
          <table:covered-table-cell/>
          <table:table-cell table:style-name="Tabela2.E2" office:value-type="string">
            <text:p text:style-name="P13">GPR-Processo.doc/<text:span text:style-name="T14">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GQA-Processo.doc/<text:span text:style-name="T14">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GRE-Processo.doc/<text:span text:style-name="T14">odt</text:span></text:p>
          </table:table-cell>
        </table:table-row>
        <table:table-row>
          <table:covered-table-cell/>
          <table:covered-table-cell/>
          <table:table-cell table:style-name="Tabela2.A2" table:number-rows-spanned="10" office:value-type="string">
            <text:p text:style-name="P12">Template</text:p>
          </table:table-cell>
          <table:table-cell table:style-name="Tabela2.A2" table:number-rows-spanned="5" office:value-type="string">
            <text:p text:style-name="P23">GPR</text:p>
          </table:table-cell>
          <table:table-cell table:style-name="Tabela2.E2" office:value-type="string">
            <text:p text:style-name="P15"><text:span text:style-name="T11">PR-</text:span>Checklist de Monitoramento.<text:span text:style-name="T14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<text:span text:style-name="T11">PR-</text:span>Cronograma do Projeto<text:span text:style-name="T15">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<text:span text:style-name="T11">PR-</text:span>Documento de Riscos do Projeto.<text:span text:style-name="T14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<text:span text:style-name="T11">PR-</text:span>Plano Geral do Projeto<text:span text:style-name="T15">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<text:span text:style-name="T11">PR-</text:span>Relatório de Conclusão de Projeto.<text:span text:style-name="T14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22">GQA</text:p>
          </table:table-cell>
          <table:table-cell table:style-name="Tabela2.E2" office:value-type="string">
            <text:p text:style-name="P24">PR-Parecer Sobre Avaliação Dos Artefatos.doc/odt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4" office:value-type="string">
            <text:p text:style-name="P22">GRE</text:p>
          </table:table-cell>
          <table:table-cell table:style-name="Tabela2.E2" office:value-type="string">
            <text:p text:style-name="P25">PR-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25">PR-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25">PR-Impacto de Mudança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25">PR-Matriz de Rastreabilidade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P12">Avaliação</text:p>
          </table:table-cell>
          <table:covered-table-cell/>
          <table:table-cell table:style-name="Tabela2.E2" office:value-type="string">
            <text:p text:style-name="P15">GPR-Avaliação Processo.<text:span text:style-name="T14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GQA-Avaliação Processo.<text:span text:style-name="T14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5">GRE-Avaliação Processo.<text:span text:style-name="T14">xls/ods</text:span></text:p>
          </table:table-cell>
        </table:table-row>
        <table:table-row>
          <table:covered-table-cell/>
          <table:table-cell table:style-name="Tabela2.A2" office:value-type="string">
            <text:p text:style-name="P12">Projeto</text:p>
          </table:table-cell>
          <table:table-cell table:style-name="Tabela2.E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ext:p text:style-name="P17"><text:span text:style-name="Strong_20_Emphasis"><text:span text:style-name="T10">3. Sistema de Configuração</text:span></text:span></text:p>
      <text:p text:style-name="P17"><text:span text:style-name="Strong_20_Emphasis"><text:span text:style-name="T10"/></text:span></text:p>
      <text:p text:style-name="P18"><text:span text:style-name="Strong_20_Emphasis"><text:span text:style-name="T9">Repositório no GitHub</text:span></text:span><text:span text:style-name="Strong_20_Emphasis"><text:span text:style-name="T8">: </text:span></text:span><text:a xlink:type="simple" xlink:href="https://github.com/matheuspiment/PSW" text:style-name="Internet_20_link" text:visited-style-name="Visited_20_Internet_20_Link"><text:span text:style-name="Strong_20_Emphasis"><text:span text:style-name="T9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10-03T13:28:43.685000000</dc:date>
    <meta:editing-duration>PT1H5M22S</meta:editing-duration>
    <meta:editing-cycles>24</meta:editing-cycles>
    <meta:document-statistic meta:table-count="2" meta:image-count="0" meta:object-count="0" meta:page-count="3" meta:paragraph-count="71" meta:word-count="232" meta:character-count="1740" meta:non-whitespace-character-count="1577"/>
  </office:meta>
</office:document-meta>
</file>